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5.22mm" svg:height="89.99mm" svg:x="30.47mm" svg:y="1087.9mm">
            <draw:object draw:notify-on-update-of-ranges="Sheet1.B5:Sheet1.B235 Sheet1.C5:Sheet1.C235 Sheet1.B5:Sheet1.B235 Sheet1.H5:Sheet1.H2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4.59mm" svg:height="89.99mm" svg:x="339.89mm" svg:y="17.93mm">
            <draw:object draw:notify-on-update-of-ranges="Sheet1.L5:Sheet1.L235 Sheet1.M5:Sheet1.M235 Sheet1.L5:Sheet1.L235 Sheet1.N5:Sheet1.N2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UNO Calibration</text:p>
          </table:table-cell>
          <table:table-cell table:number-columns-repeated="4"/>
          <table:table-cell office:value-type="string" calcext:value-type="string">
            <text:p>Recal using watch crystal</text:p>
          </table:table-cell>
          <table:table-cell table:number-columns-repeated="4"/>
          <table:table-cell office:value-type="string" calcext:value-type="string">
            <text:p>Compari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CC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%</text:p>
          </table:table-cell>
          <table:table-cell table:number-columns-repeated="2"/>
          <table:table-cell office:value-type="string" calcext:value-type="string">
            <text:p>OSCC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%</text:p>
          </table:table-cell>
          <table:table-cell table:number-columns-repeated="3"/>
          <table:table-cell office:value-type="string" calcext:value-type="string">
            <text:p>UNO</text:p>
          </table:table-cell>
          <table:table-cell office:value-type="string" calcext:value-type="string">
            <text:p>Watch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795" calcext:value-type="float">
            <text:p>-2795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654" calcext:value-type="float">
            <text:p>-2654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795" calcext:value-type="float">
            <text:p>-2795</text:p>
          </table:table-cell>
          <table:table-cell office:value-type="float" office:value="-2654" calcext:value-type="float">
            <text:p>-26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2781" calcext:value-type="float">
            <text:p>-2781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646" calcext:value-type="float">
            <text:p>-2646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781" calcext:value-type="float">
            <text:p>-2781</text:p>
          </table:table-cell>
          <table:table-cell office:value-type="float" office:value="-2646" calcext:value-type="float">
            <text:p>-26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2754" calcext:value-type="float">
            <text:p>-2754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617" calcext:value-type="float">
            <text:p>-2617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754" calcext:value-type="float">
            <text:p>-2754</text:p>
          </table:table-cell>
          <table:table-cell office:value-type="float" office:value="-2617" calcext:value-type="float">
            <text:p>-26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723" calcext:value-type="float">
            <text:p>-2723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591" calcext:value-type="float">
            <text:p>-2591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723" calcext:value-type="float">
            <text:p>-2723</text:p>
          </table:table-cell>
          <table:table-cell office:value-type="float" office:value="-2591" calcext:value-type="float">
            <text:p>-25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2690" calcext:value-type="float">
            <text:p>-269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561" calcext:value-type="float">
            <text:p>-2561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690" calcext:value-type="float">
            <text:p>-2690</text:p>
          </table:table-cell>
          <table:table-cell office:value-type="float" office:value="-2561" calcext:value-type="float">
            <text:p>-25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675" calcext:value-type="float">
            <text:p>-2675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545" calcext:value-type="float">
            <text:p>-2545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675" calcext:value-type="float">
            <text:p>-2675</text:p>
          </table:table-cell>
          <table:table-cell office:value-type="float" office:value="-2545" calcext:value-type="float">
            <text:p>-25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648" calcext:value-type="float">
            <text:p>-2648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512" calcext:value-type="float">
            <text:p>-2512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648" calcext:value-type="float">
            <text:p>-2648</text:p>
          </table:table-cell>
          <table:table-cell office:value-type="float" office:value="-2512" calcext:value-type="float">
            <text:p>-251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2613" calcext:value-type="float">
            <text:p>-2613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488" calcext:value-type="float">
            <text:p>-2488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13" calcext:value-type="float">
            <text:p>-2613</text:p>
          </table:table-cell>
          <table:table-cell office:value-type="float" office:value="-2488" calcext:value-type="float">
            <text:p>-24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578" calcext:value-type="float">
            <text:p>-2578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460" calcext:value-type="float">
            <text:p>-2460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578" calcext:value-type="float">
            <text:p>-2578</text:p>
          </table:table-cell>
          <table:table-cell office:value-type="float" office:value="-2460" calcext:value-type="float">
            <text:p>-24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2579" calcext:value-type="float">
            <text:p>-2579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62" calcext:value-type="float">
            <text:p>-2462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579" calcext:value-type="float">
            <text:p>-2579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2547" calcext:value-type="float">
            <text:p>-2547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430" calcext:value-type="float">
            <text:p>-2430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547" calcext:value-type="float">
            <text:p>-2547</text:p>
          </table:table-cell>
          <table:table-cell office:value-type="float" office:value="-2430" calcext:value-type="float">
            <text:p>-243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2517" calcext:value-type="float">
            <text:p>-251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397" calcext:value-type="float">
            <text:p>-239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517" calcext:value-type="float">
            <text:p>-2517</text:p>
          </table:table-cell>
          <table:table-cell office:value-type="float" office:value="-2397" calcext:value-type="float">
            <text:p>-239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2485" calcext:value-type="float">
            <text:p>-2485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364" calcext:value-type="float">
            <text:p>-2364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485" calcext:value-type="float">
            <text:p>-2485</text:p>
          </table:table-cell>
          <table:table-cell office:value-type="float" office:value="-2364" calcext:value-type="float">
            <text:p>-236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2467" calcext:value-type="float">
            <text:p>-246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346" calcext:value-type="float">
            <text:p>-234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467" calcext:value-type="float">
            <text:p>-2467</text:p>
          </table:table-cell>
          <table:table-cell office:value-type="float" office:value="-2346" calcext:value-type="float">
            <text:p>-23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2430" calcext:value-type="float">
            <text:p>-243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310" calcext:value-type="float">
            <text:p>-231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430" calcext:value-type="float">
            <text:p>-2430</text:p>
          </table:table-cell>
          <table:table-cell office:value-type="float" office:value="-2310" calcext:value-type="float">
            <text:p>-23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399" calcext:value-type="float">
            <text:p>-2399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283" calcext:value-type="float">
            <text:p>-2283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399" calcext:value-type="float">
            <text:p>-2399</text:p>
          </table:table-cell>
          <table:table-cell office:value-type="float" office:value="-2283" calcext:value-type="float">
            <text:p>-228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2364" calcext:value-type="float">
            <text:p>-2364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246" calcext:value-type="float">
            <text:p>-2246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364" calcext:value-type="float">
            <text:p>-2364</text:p>
          </table:table-cell>
          <table:table-cell office:value-type="float" office:value="-2246" calcext:value-type="float">
            <text:p>-22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345" calcext:value-type="float">
            <text:p>-2345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228" calcext:value-type="float">
            <text:p>-2228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345" calcext:value-type="float">
            <text:p>-2345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2305" calcext:value-type="float">
            <text:p>-2305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195" calcext:value-type="float">
            <text:p>-2195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305" calcext:value-type="float">
            <text:p>-2305</text:p>
          </table:table-cell>
          <table:table-cell office:value-type="float" office:value="-2195" calcext:value-type="float">
            <text:p>-219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2276" calcext:value-type="float">
            <text:p>-2276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170" calcext:value-type="float">
            <text:p>-2170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276" calcext:value-type="float">
            <text:p>-2276</text:p>
          </table:table-cell>
          <table:table-cell office:value-type="float" office:value="-2170" calcext:value-type="float">
            <text:p>-217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2239" calcext:value-type="float">
            <text:p>-2239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129" calcext:value-type="float">
            <text:p>-2129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239" calcext:value-type="float">
            <text:p>-2239</text:p>
          </table:table-cell>
          <table:table-cell office:value-type="float" office:value="-2129" calcext:value-type="float">
            <text:p>-212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224" calcext:value-type="float">
            <text:p>-2224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109" calcext:value-type="float">
            <text:p>-2109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224" calcext:value-type="float">
            <text:p>-2224</text:p>
          </table:table-cell>
          <table:table-cell office:value-type="float" office:value="-2109" calcext:value-type="float">
            <text:p>-210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2186" calcext:value-type="float">
            <text:p>-2186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073" calcext:value-type="float">
            <text:p>-2073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186" calcext:value-type="float">
            <text:p>-2186</text:p>
          </table:table-cell>
          <table:table-cell office:value-type="float" office:value="-2073" calcext:value-type="float">
            <text:p>-207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2155" calcext:value-type="float">
            <text:p>-215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050" calcext:value-type="float">
            <text:p>-205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155" calcext:value-type="float">
            <text:p>-2155</text:p>
          </table:table-cell>
          <table:table-cell office:value-type="float" office:value="-2050" calcext:value-type="float">
            <text:p>-205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2110" calcext:value-type="float">
            <text:p>-211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006" calcext:value-type="float">
            <text:p>-2006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2110" calcext:value-type="float">
            <text:p>-2110</text:p>
          </table:table-cell>
          <table:table-cell office:value-type="float" office:value="-2006" calcext:value-type="float">
            <text:p>-200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2115" calcext:value-type="float">
            <text:p>-2115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005" calcext:value-type="float">
            <text:p>-2005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2115" calcext:value-type="float">
            <text:p>-2115</text:p>
          </table:table-cell>
          <table:table-cell office:value-type="float" office:value="-2005" calcext:value-type="float">
            <text:p>-200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2074" calcext:value-type="float">
            <text:p>-2074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968" calcext:value-type="float">
            <text:p>-1968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2074" calcext:value-type="float">
            <text:p>-2074</text:p>
          </table:table-cell>
          <table:table-cell office:value-type="float" office:value="-1968" calcext:value-type="float">
            <text:p>-196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2042" calcext:value-type="float">
            <text:p>-2042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938" calcext:value-type="float">
            <text:p>-193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2042" calcext:value-type="float">
            <text:p>-2042</text:p>
          </table:table-cell>
          <table:table-cell office:value-type="float" office:value="-1938" calcext:value-type="float">
            <text:p>-193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999" calcext:value-type="float">
            <text:p>-1999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897" calcext:value-type="float">
            <text:p>-1897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999" calcext:value-type="float">
            <text:p>-1999</text:p>
          </table:table-cell>
          <table:table-cell office:value-type="float" office:value="-1897" calcext:value-type="float">
            <text:p>-189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974" calcext:value-type="float">
            <text:p>-1974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877" calcext:value-type="float">
            <text:p>-1877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974" calcext:value-type="float">
            <text:p>-1974</text:p>
          </table:table-cell>
          <table:table-cell office:value-type="float" office:value="-1877" calcext:value-type="float">
            <text:p>-187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928" calcext:value-type="float">
            <text:p>-1928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834" calcext:value-type="float">
            <text:p>-1834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928" calcext:value-type="float">
            <text:p>-1928</text:p>
          </table:table-cell>
          <table:table-cell office:value-type="float" office:value="-1834" calcext:value-type="float">
            <text:p>-183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894" calcext:value-type="float">
            <text:p>-1894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803" calcext:value-type="float">
            <text:p>-1803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894" calcext:value-type="float">
            <text:p>-1894</text:p>
          </table:table-cell>
          <table:table-cell office:value-type="float" office:value="-1803" calcext:value-type="float">
            <text:p>-180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1853" calcext:value-type="float">
            <text:p>-1853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762" calcext:value-type="float">
            <text:p>-176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853" calcext:value-type="float">
            <text:p>-1853</text:p>
          </table:table-cell>
          <table:table-cell office:value-type="float" office:value="-1762" calcext:value-type="float">
            <text:p>-176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1837" calcext:value-type="float">
            <text:p>-1837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742" calcext:value-type="float">
            <text:p>-174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837" calcext:value-type="float">
            <text:p>-1837</text:p>
          </table:table-cell>
          <table:table-cell office:value-type="float" office:value="-1742" calcext:value-type="float">
            <text:p>-174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795" calcext:value-type="float">
            <text:p>-1795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698" calcext:value-type="float">
            <text:p>-1698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795" calcext:value-type="float">
            <text:p>-1795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749" calcext:value-type="float">
            <text:p>-1749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667" calcext:value-type="float">
            <text:p>-1667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749" calcext:value-type="float">
            <text:p>-1749</text:p>
          </table:table-cell>
          <table:table-cell office:value-type="float" office:value="-1667" calcext:value-type="float">
            <text:p>-16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1711" calcext:value-type="float">
            <text:p>-171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622" calcext:value-type="float">
            <text:p>-162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711" calcext:value-type="float">
            <text:p>-1711</text:p>
          </table:table-cell>
          <table:table-cell office:value-type="float" office:value="-1622" calcext:value-type="float">
            <text:p>-162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1687" calcext:value-type="float">
            <text:p>-1687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599" calcext:value-type="float">
            <text:p>-1599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687" calcext:value-type="float">
            <text:p>-1687</text:p>
          </table:table-cell>
          <table:table-cell office:value-type="float" office:value="-1599" calcext:value-type="float">
            <text:p>-159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1638" calcext:value-type="float">
            <text:p>-1638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554" calcext:value-type="float">
            <text:p>-1554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638" calcext:value-type="float">
            <text:p>-1638</text:p>
          </table:table-cell>
          <table:table-cell office:value-type="float" office:value="-1554" calcext:value-type="float">
            <text:p>-155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1606" calcext:value-type="float">
            <text:p>-160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522" calcext:value-type="float">
            <text:p>-1522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606" calcext:value-type="float">
            <text:p>-1606</text:p>
          </table:table-cell>
          <table:table-cell office:value-type="float" office:value="-1522" calcext:value-type="float">
            <text:p>-152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1559" calcext:value-type="float">
            <text:p>-1559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481" calcext:value-type="float">
            <text:p>-1481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559" calcext:value-type="float">
            <text:p>-1559</text:p>
          </table:table-cell>
          <table:table-cell office:value-type="float" office:value="-1481" calcext:value-type="float">
            <text:p>-148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555" calcext:value-type="float">
            <text:p>-155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476" calcext:value-type="float">
            <text:p>-1476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555" calcext:value-type="float">
            <text:p>-1555</text:p>
          </table:table-cell>
          <table:table-cell office:value-type="float" office:value="-1476" calcext:value-type="float">
            <text:p>-147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1510" calcext:value-type="float">
            <text:p>-1510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431" calcext:value-type="float">
            <text:p>-1431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510" calcext:value-type="float">
            <text:p>-1510</text:p>
          </table:table-cell>
          <table:table-cell office:value-type="float" office:value="-1431" calcext:value-type="float">
            <text:p>-143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1467" calcext:value-type="float">
            <text:p>-1467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403" calcext:value-type="float">
            <text:p>-1403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467" calcext:value-type="float">
            <text:p>-1467</text:p>
          </table:table-cell>
          <table:table-cell office:value-type="float" office:value="-1403" calcext:value-type="float">
            <text:p>-140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1418" calcext:value-type="float">
            <text:p>-1418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349" calcext:value-type="float">
            <text:p>-1349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418" calcext:value-type="float">
            <text:p>-1418</text:p>
          </table:table-cell>
          <table:table-cell office:value-type="float" office:value="-1349" calcext:value-type="float">
            <text:p>-134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396" calcext:value-type="float">
            <text:p>-1396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23" calcext:value-type="float">
            <text:p>-1323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96" calcext:value-type="float">
            <text:p>-139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347" calcext:value-type="float">
            <text:p>-1347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75" calcext:value-type="float">
            <text:p>-1275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347" calcext:value-type="float">
            <text:p>-1347</text:p>
          </table:table-cell>
          <table:table-cell office:value-type="float" office:value="-1275" calcext:value-type="float">
            <text:p>-12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309" calcext:value-type="float">
            <text:p>-1309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238" calcext:value-type="float">
            <text:p>-123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309" calcext:value-type="float">
            <text:p>-1309</text:p>
          </table:table-cell>
          <table:table-cell office:value-type="float" office:value="-1238" calcext:value-type="float">
            <text:p>-123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260" calcext:value-type="float">
            <text:p>-126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88" calcext:value-type="float">
            <text:p>-118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260" calcext:value-type="float">
            <text:p>-1260</text:p>
          </table:table-cell>
          <table:table-cell office:value-type="float" office:value="-1188" calcext:value-type="float">
            <text:p>-118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231" calcext:value-type="float">
            <text:p>-123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66" calcext:value-type="float">
            <text:p>-1166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231" calcext:value-type="float">
            <text:p>-1231</text:p>
          </table:table-cell>
          <table:table-cell office:value-type="float" office:value="-1166" calcext:value-type="float">
            <text:p>-116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173" calcext:value-type="float">
            <text:p>-1173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122" calcext:value-type="float">
            <text:p>-1122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173" calcext:value-type="float">
            <text:p>-1173</text:p>
          </table:table-cell>
          <table:table-cell office:value-type="float" office:value="-1122" calcext:value-type="float">
            <text:p>-112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1138" calcext:value-type="float">
            <text:p>-1138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75" calcext:value-type="float">
            <text:p>-1075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138" calcext:value-type="float">
            <text:p>-1138</text:p>
          </table:table-cell>
          <table:table-cell office:value-type="float" office:value="-1075" calcext:value-type="float">
            <text:p>-107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1082" calcext:value-type="float">
            <text:p>-1082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23" calcext:value-type="float">
            <text:p>-1023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1082" calcext:value-type="float">
            <text:p>-1082</text:p>
          </table:table-cell>
          <table:table-cell office:value-type="float" office:value="-1023" calcext:value-type="float">
            <text:p>-102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1056" calcext:value-type="float">
            <text:p>-1056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95" calcext:value-type="float">
            <text:p>-995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1056" calcext:value-type="float">
            <text:p>-1056</text:p>
          </table:table-cell>
          <table:table-cell office:value-type="float" office:value="-995" calcext:value-type="float">
            <text:p>-99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1001" calcext:value-type="float">
            <text:p>-1001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46" calcext:value-type="float">
            <text:p>-946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1001" calcext:value-type="float">
            <text:p>-1001</text:p>
          </table:table-cell>
          <table:table-cell office:value-type="float" office:value="-946" calcext:value-type="float">
            <text:p>-94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950" calcext:value-type="float">
            <text:p>-950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903" calcext:value-type="float">
            <text:p>-903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950" calcext:value-type="float">
            <text:p>-950</text:p>
          </table:table-cell>
          <table:table-cell office:value-type="float" office:value="-903" calcext:value-type="float">
            <text:p>-90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893" calcext:value-type="float">
            <text:p>-89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45" calcext:value-type="float">
            <text:p>-84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93" calcext:value-type="float">
            <text:p>-893</text:p>
          </table:table-cell>
          <table:table-cell office:value-type="float" office:value="-845" calcext:value-type="float">
            <text:p>-84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896" calcext:value-type="float">
            <text:p>-89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55" calcext:value-type="float">
            <text:p>-85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96" calcext:value-type="float">
            <text:p>-896</text:p>
          </table:table-cell>
          <table:table-cell office:value-type="float" office:value="-855" calcext:value-type="float">
            <text:p>-85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838" calcext:value-type="float">
            <text:p>-838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799" calcext:value-type="float">
            <text:p>-799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838" calcext:value-type="float">
            <text:p>-838</text:p>
          </table:table-cell>
          <table:table-cell office:value-type="float" office:value="-799" calcext:value-type="float">
            <text:p>-79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793" calcext:value-type="float">
            <text:p>-793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54" calcext:value-type="float">
            <text:p>-754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93" calcext:value-type="float">
            <text:p>-793</text:p>
          </table:table-cell>
          <table:table-cell office:value-type="float" office:value="-754" calcext:value-type="float">
            <text:p>-75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732" calcext:value-type="float">
            <text:p>-73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695" calcext:value-type="float">
            <text:p>-695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732" calcext:value-type="float">
            <text:p>-732</text:p>
          </table:table-cell>
          <table:table-cell office:value-type="float" office:value="-695" calcext:value-type="float">
            <text:p>-69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701" calcext:value-type="float">
            <text:p>-701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660" calcext:value-type="float">
            <text:p>-660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701" calcext:value-type="float">
            <text:p>-701</text:p>
          </table:table-cell>
          <table:table-cell office:value-type="float" office:value="-660" calcext:value-type="float">
            <text:p>-66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644" calcext:value-type="float">
            <text:p>-644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603" calcext:value-type="float">
            <text:p>-603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644" calcext:value-type="float">
            <text:p>-644</text:p>
          </table:table-cell>
          <table:table-cell office:value-type="float" office:value="-603" calcext:value-type="float">
            <text:p>-60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587" calcext:value-type="float">
            <text:p>-58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57" calcext:value-type="float">
            <text:p>-55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87" calcext:value-type="float">
            <text:p>-587</text:p>
          </table:table-cell>
          <table:table-cell office:value-type="float" office:value="-557" calcext:value-type="float">
            <text:p>-55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526" calcext:value-type="float">
            <text:p>-526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495" calcext:value-type="float">
            <text:p>-495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526" calcext:value-type="float">
            <text:p>-526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502" calcext:value-type="float">
            <text:p>-502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474" calcext:value-type="float">
            <text:p>-474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502" calcext:value-type="float">
            <text:p>-502</text:p>
          </table:table-cell>
          <table:table-cell office:value-type="float" office:value="-474" calcext:value-type="float">
            <text:p>-47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440" calcext:value-type="float">
            <text:p>-44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407" calcext:value-type="float">
            <text:p>-407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440" calcext:value-type="float">
            <text:p>-440</text:p>
          </table:table-cell>
          <table:table-cell office:value-type="float" office:value="-407" calcext:value-type="float">
            <text:p>-40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384" calcext:value-type="float">
            <text:p>-384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60" calcext:value-type="float">
            <text:p>-36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84" calcext:value-type="float">
            <text:p>-384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320" calcext:value-type="float">
            <text:p>-32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295" calcext:value-type="float">
            <text:p>-29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320" calcext:value-type="float">
            <text:p>-320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285" calcext:value-type="float">
            <text:p>-28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62" calcext:value-type="float">
            <text:p>-26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85" calcext:value-type="float">
            <text:p>-285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221" calcext:value-type="float">
            <text:p>-22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96" calcext:value-type="float">
            <text:p>-196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221" calcext:value-type="float">
            <text:p>-221</text:p>
          </table:table-cell>
          <table:table-cell office:value-type="float" office:value="-196" calcext:value-type="float">
            <text:p>-19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63" calcext:value-type="float">
            <text:p>-16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46" calcext:value-type="float">
            <text:p>-14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63" calcext:value-type="float">
            <text:p>-163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91" calcext:value-type="float">
            <text:p>-9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91" calcext:value-type="float">
            <text:p>-9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99" calcext:value-type="float">
            <text:p>-9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99" calcext:value-type="float">
            <text:p>-99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08" calcext:value-type="float">
            <text:p>6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08" calcext:value-type="float">
            <text:p>60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53" calcext:value-type="float">
            <text:p>65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3" calcext:value-type="float">
            <text:p>65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32" calcext:value-type="float">
            <text:p>7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32" calcext:value-type="float">
            <text:p>73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51" calcext:value-type="float">
            <text:p>85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88" calcext:value-type="float">
            <text:p>88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77" calcext:value-type="float">
            <text:p>87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77" calcext:value-type="float">
            <text:p>877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78" calcext:value-type="float">
            <text:p>97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8" calcext:value-type="float">
            <text:p>97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44" calcext:value-type="float">
            <text:p>104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05" calcext:value-type="float">
            <text:p>100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4" calcext:value-type="float">
            <text:p>104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34" calcext:value-type="float">
            <text:p>113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093" calcext:value-type="float">
            <text:p>109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34" calcext:value-type="float">
            <text:p>113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91" calcext:value-type="float">
            <text:p>119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38" calcext:value-type="float">
            <text:p>113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91" calcext:value-type="float">
            <text:p>119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20" calcext:value-type="float">
            <text:p>12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80" calcext:value-type="float">
            <text:p>128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55" calcext:value-type="float">
            <text:p>13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02" calcext:value-type="float">
            <text:p>130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55" calcext:value-type="float">
            <text:p>135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455" calcext:value-type="float">
            <text:p>14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388" calcext:value-type="float">
            <text:p>13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55" calcext:value-type="float">
            <text:p>1455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480" calcext:value-type="float">
            <text:p>148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19" calcext:value-type="float">
            <text:p>14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80" calcext:value-type="float">
            <text:p>148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585" calcext:value-type="float">
            <text:p>158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18" calcext:value-type="float">
            <text:p>15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85" calcext:value-type="float">
            <text:p>158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668" calcext:value-type="float">
            <text:p>166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594" calcext:value-type="float">
            <text:p>159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68" calcext:value-type="float">
            <text:p>166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764" calcext:value-type="float">
            <text:p>176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699" calcext:value-type="float">
            <text:p>169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64" calcext:value-type="float">
            <text:p>1764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818" calcext:value-type="float">
            <text:p>18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53" calcext:value-type="float">
            <text:p>175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818" calcext:value-type="float">
            <text:p>181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927" calcext:value-type="float">
            <text:p>19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848" calcext:value-type="float">
            <text:p>184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27" calcext:value-type="float">
            <text:p>1927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36" calcext:value-type="float">
            <text:p>193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006" calcext:value-type="float">
            <text:p>2006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128" calcext:value-type="float">
            <text:p>21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39" calcext:value-type="float">
            <text:p>203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128" calcext:value-type="float">
            <text:p>212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120" calcext:value-type="float">
            <text:p>21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033" calcext:value-type="float">
            <text:p>20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20" calcext:value-type="float">
            <text:p>212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236" calcext:value-type="float">
            <text:p>22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52" calcext:value-type="float">
            <text:p>21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236" calcext:value-type="float">
            <text:p>2236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327" calcext:value-type="float">
            <text:p>23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238" calcext:value-type="float">
            <text:p>223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327" calcext:value-type="float">
            <text:p>2327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441" calcext:value-type="float">
            <text:p>24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51" calcext:value-type="float">
            <text:p>235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441" calcext:value-type="float">
            <text:p>2441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514" calcext:value-type="float">
            <text:p>25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14" calcext:value-type="float">
            <text:p>24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514" calcext:value-type="float">
            <text:p>2514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643" calcext:value-type="float">
            <text:p>264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25" calcext:value-type="float">
            <text:p>252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643" calcext:value-type="float">
            <text:p>2643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737" calcext:value-type="float">
            <text:p>273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24" calcext:value-type="float">
            <text:p>26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737" calcext:value-type="float">
            <text:p>2737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862" calcext:value-type="float">
            <text:p>286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51" calcext:value-type="float">
            <text:p>275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862" calcext:value-type="float">
            <text:p>2862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568" calcext:value-type="float">
            <text:p>-568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27" calcext:value-type="float">
            <text:p>-527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68" calcext:value-type="float">
            <text:p>-568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523" calcext:value-type="float">
            <text:p>-523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491" calcext:value-type="float">
            <text:p>-491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523" calcext:value-type="float">
            <text:p>-523</text:p>
          </table:table-cell>
          <table:table-cell office:value-type="float" office:value="-491" calcext:value-type="float">
            <text:p>-49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494" calcext:value-type="float">
            <text:p>-494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64" calcext:value-type="float">
            <text:p>-464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94" calcext:value-type="float">
            <text:p>-494</text:p>
          </table:table-cell>
          <table:table-cell office:value-type="float" office:value="-464" calcext:value-type="float">
            <text:p>-46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455" calcext:value-type="float">
            <text:p>-45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22" calcext:value-type="float">
            <text:p>-422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455" calcext:value-type="float">
            <text:p>-455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431" calcext:value-type="float">
            <text:p>-431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403" calcext:value-type="float">
            <text:p>-403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431" calcext:value-type="float">
            <text:p>-431</text:p>
          </table:table-cell>
          <table:table-cell office:value-type="float" office:value="-403" calcext:value-type="float">
            <text:p>-40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390" calcext:value-type="float">
            <text:p>-39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56" calcext:value-type="float">
            <text:p>-356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90" calcext:value-type="float">
            <text:p>-390</text:p>
          </table:table-cell>
          <table:table-cell office:value-type="float" office:value="-356" calcext:value-type="float">
            <text:p>-35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354" calcext:value-type="float">
            <text:p>-354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327" calcext:value-type="float">
            <text:p>-32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354" calcext:value-type="float">
            <text:p>-354</text:p>
          </table:table-cell>
          <table:table-cell office:value-type="float" office:value="-327" calcext:value-type="float">
            <text:p>-32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309" calcext:value-type="float">
            <text:p>-30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283" calcext:value-type="float">
            <text:p>-28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309" calcext:value-type="float">
            <text:p>-309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316" calcext:value-type="float">
            <text:p>-31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289" calcext:value-type="float">
            <text:p>-28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316" calcext:value-type="float">
            <text:p>-316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268" calcext:value-type="float">
            <text:p>-268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41" calcext:value-type="float">
            <text:p>-24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68" calcext:value-type="float">
            <text:p>-268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233" calcext:value-type="float">
            <text:p>-233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14" calcext:value-type="float">
            <text:p>-214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33" calcext:value-type="float">
            <text:p>-233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86" calcext:value-type="float">
            <text:p>-186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66" calcext:value-type="float">
            <text:p>-166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86" calcext:value-type="float">
            <text:p>-186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69" calcext:value-type="float">
            <text:p>-169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42" calcext:value-type="float">
            <text:p>-14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69" calcext:value-type="float">
            <text:p>-169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22" calcext:value-type="float">
            <text:p>-12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02" calcext:value-type="float">
            <text:p>-10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22" calcext:value-type="float">
            <text:p>-122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84" calcext:value-type="float">
            <text:p>-8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84" calcext:value-type="float">
            <text:p>-84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37" calcext:value-type="float">
            <text:p>-3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23" calcext:value-type="float">
            <text:p>3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87" calcext:value-type="float">
            <text:p>48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592" calcext:value-type="float">
            <text:p>59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13" calcext:value-type="float">
            <text:p>61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67" calcext:value-type="float">
            <text:p>6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45" calcext:value-type="float">
            <text:p>6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67" calcext:value-type="float">
            <text:p>66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675" calcext:value-type="float">
            <text:p>6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06" calcext:value-type="float">
            <text:p>70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56" calcext:value-type="float">
            <text:p>75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842" calcext:value-type="float">
            <text:p>84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42" calcext:value-type="float">
            <text:p>84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863" calcext:value-type="float">
            <text:p>86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894" calcext:value-type="float">
            <text:p>8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951" calcext:value-type="float">
            <text:p>95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51" calcext:value-type="float">
            <text:p>95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47" calcext:value-type="float">
            <text:p>94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14" calcext:value-type="float">
            <text:p>101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12" calcext:value-type="float">
            <text:p>101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60" calcext:value-type="float">
            <text:p>106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122" calcext:value-type="float">
            <text:p>11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072" calcext:value-type="float">
            <text:p>107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122" calcext:value-type="float">
            <text:p>112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07" calcext:value-type="float">
            <text:p>110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48" calcext:value-type="float">
            <text:p>114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70" calcext:value-type="float">
            <text:p>11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213" calcext:value-type="float">
            <text:p>1213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262" calcext:value-type="float">
            <text:p>126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09" calcext:value-type="float">
            <text:p>120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62" calcext:value-type="float">
            <text:p>1262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324" calcext:value-type="float">
            <text:p>13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265" calcext:value-type="float">
            <text:p>12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339" calcext:value-type="float">
            <text:p>13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289" calcext:value-type="float">
            <text:p>128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339" calcext:value-type="float">
            <text:p>133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353" calcext:value-type="float">
            <text:p>13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404" calcext:value-type="float">
            <text:p>1404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60" calcext:value-type="float">
            <text:p>14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01" calcext:value-type="float">
            <text:p>140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60" calcext:value-type="float">
            <text:p>146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23" calcext:value-type="float">
            <text:p>15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469" calcext:value-type="float">
            <text:p>146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523" calcext:value-type="float">
            <text:p>152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557" calcext:value-type="float">
            <text:p>155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497" calcext:value-type="float">
            <text:p>149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557" calcext:value-type="float">
            <text:p>155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28" calcext:value-type="float">
            <text:p>16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628" calcext:value-type="float">
            <text:p>162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80" calcext:value-type="float">
            <text:p>168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50" calcext:value-type="float">
            <text:p>17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81" calcext:value-type="float">
            <text:p>168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750" calcext:value-type="float">
            <text:p>175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741" calcext:value-type="float">
            <text:p>174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681" calcext:value-type="float">
            <text:p>168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741" calcext:value-type="float">
            <text:p>1741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14" calcext:value-type="float">
            <text:p>181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745" calcext:value-type="float">
            <text:p>174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814" calcext:value-type="float">
            <text:p>181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67" calcext:value-type="float">
            <text:p>186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793" calcext:value-type="float">
            <text:p>179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867" calcext:value-type="float">
            <text:p>1867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951" calcext:value-type="float">
            <text:p>195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862" calcext:value-type="float">
            <text:p>186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51" calcext:value-type="float">
            <text:p>1951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981" calcext:value-type="float">
            <text:p>198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81" calcext:value-type="float">
            <text:p>1981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060" calcext:value-type="float">
            <text:p>20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971" calcext:value-type="float">
            <text:p>197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060" calcext:value-type="float">
            <text:p>2060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120" calcext:value-type="float">
            <text:p>21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028" calcext:value-type="float">
            <text:p>20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120" calcext:value-type="float">
            <text:p>212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191" calcext:value-type="float">
            <text:p>219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04" calcext:value-type="float">
            <text:p>21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91" calcext:value-type="float">
            <text:p>219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220" calcext:value-type="float">
            <text:p>222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130" calcext:value-type="float">
            <text:p>21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220" calcext:value-type="float">
            <text:p>222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283" calcext:value-type="float">
            <text:p>228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199" calcext:value-type="float">
            <text:p>219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283" calcext:value-type="float">
            <text:p>2283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348" calcext:value-type="float">
            <text:p>23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252" calcext:value-type="float">
            <text:p>22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348" calcext:value-type="float">
            <text:p>2348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431" calcext:value-type="float">
            <text:p>24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332" calcext:value-type="float">
            <text:p>23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431" calcext:value-type="float">
            <text:p>2431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469" calcext:value-type="float">
            <text:p>246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364" calcext:value-type="float">
            <text:p>236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469" calcext:value-type="float">
            <text:p>2469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548" calcext:value-type="float">
            <text:p>25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52" calcext:value-type="float">
            <text:p>245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548" calcext:value-type="float">
            <text:p>2548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616" calcext:value-type="float">
            <text:p>261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514" calcext:value-type="float">
            <text:p>25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616" calcext:value-type="float">
            <text:p>2616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692" calcext:value-type="float">
            <text:p>269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584" calcext:value-type="float">
            <text:p>258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692" calcext:value-type="float">
            <text:p>269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87" calcext:value-type="float">
            <text:p>268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583" calcext:value-type="float">
            <text:p>258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687" calcext:value-type="float">
            <text:p>2687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776" calcext:value-type="float">
            <text:p>277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669" calcext:value-type="float">
            <text:p>266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776" calcext:value-type="float">
            <text:p>277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840" calcext:value-type="float">
            <text:p>284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724" calcext:value-type="float">
            <text:p>272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840" calcext:value-type="float">
            <text:p>284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931" calcext:value-type="float">
            <text:p>293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807" calcext:value-type="float">
            <text:p>28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931" calcext:value-type="float">
            <text:p>2931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845" calcext:value-type="float">
            <text:p>284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064" calcext:value-type="float">
            <text:p>306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928" calcext:value-type="float">
            <text:p>29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064" calcext:value-type="float">
            <text:p>306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141" calcext:value-type="float">
            <text:p>314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005" calcext:value-type="float">
            <text:p>300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141" calcext:value-type="float">
            <text:p>3141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234" calcext:value-type="float">
            <text:p>32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083" calcext:value-type="float">
            <text:p>308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234" calcext:value-type="float">
            <text:p>3234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117" calcext:value-type="float">
            <text:p>311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252" calcext:value-type="float">
            <text:p>3252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352" calcext:value-type="float">
            <text:p>335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204" calcext:value-type="float">
            <text:p>320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352" calcext:value-type="float">
            <text:p>3352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423" calcext:value-type="float">
            <text:p>342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265" calcext:value-type="float">
            <text:p>32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423" calcext:value-type="float">
            <text:p>3423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515" calcext:value-type="float">
            <text:p>351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367" calcext:value-type="float">
            <text:p>336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515" calcext:value-type="float">
            <text:p>3515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572" calcext:value-type="float">
            <text:p>357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412" calcext:value-type="float">
            <text:p>341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572" calcext:value-type="float">
            <text:p>3572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669" calcext:value-type="float">
            <text:p>366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507" calcext:value-type="float">
            <text:p>350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669" calcext:value-type="float">
            <text:p>3669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735" calcext:value-type="float">
            <text:p>373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581" calcext:value-type="float">
            <text:p>358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735" calcext:value-type="float">
            <text:p>373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834" calcext:value-type="float">
            <text:p>38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683" calcext:value-type="float">
            <text:p>368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834" calcext:value-type="float">
            <text:p>3834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841" calcext:value-type="float">
            <text:p>384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78" calcext:value-type="float">
            <text:p>367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841" calcext:value-type="float">
            <text:p>3841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34" calcext:value-type="float">
            <text:p>393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774" calcext:value-type="float">
            <text:p>377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934" calcext:value-type="float">
            <text:p>3934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4024" calcext:value-type="float">
            <text:p>402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850" calcext:value-type="float">
            <text:p>38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24" calcext:value-type="float">
            <text:p>4024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121" calcext:value-type="float">
            <text:p>412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949" calcext:value-type="float">
            <text:p>39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121" calcext:value-type="float">
            <text:p>4121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169" calcext:value-type="float">
            <text:p>416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01" calcext:value-type="float">
            <text:p>400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169" calcext:value-type="float">
            <text:p>416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278" calcext:value-type="float">
            <text:p>427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106" calcext:value-type="float">
            <text:p>410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278" calcext:value-type="float">
            <text:p>4278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386" calcext:value-type="float">
            <text:p>438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191" calcext:value-type="float">
            <text:p>419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386" calcext:value-type="float">
            <text:p>4386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487" calcext:value-type="float">
            <text:p>448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297" calcext:value-type="float">
            <text:p>429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487" calcext:value-type="float">
            <text:p>4487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507" calcext:value-type="float">
            <text:p>450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308" calcext:value-type="float">
            <text:p>430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507" calcext:value-type="float">
            <text:p>4507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614" calcext:value-type="float">
            <text:p>461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418" calcext:value-type="float">
            <text:p>441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614" calcext:value-type="float">
            <text:p>4614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708" calcext:value-type="float">
            <text:p>470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501" calcext:value-type="float">
            <text:p>450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708" calcext:value-type="float">
            <text:p>4708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823" calcext:value-type="float">
            <text:p>482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610" calcext:value-type="float">
            <text:p>461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823" calcext:value-type="float">
            <text:p>4823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884" calcext:value-type="float">
            <text:p>488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77" calcext:value-type="float">
            <text:p>467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884" calcext:value-type="float">
            <text:p>4884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019" calcext:value-type="float">
            <text:p>501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787" calcext:value-type="float">
            <text:p>478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5019" calcext:value-type="float">
            <text:p>5019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117" calcext:value-type="float">
            <text:p>511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894" calcext:value-type="float">
            <text:p>489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5117" calcext:value-type="float">
            <text:p>5117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236" calcext:value-type="float">
            <text:p>523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002" calcext:value-type="float">
            <text:p>500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236" calcext:value-type="float">
            <text:p>5236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240" calcext:value-type="float">
            <text:p>524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004" calcext:value-type="float">
            <text:p>500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240" calcext:value-type="float">
            <text:p>5240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364" calcext:value-type="float">
            <text:p>536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126" calcext:value-type="float">
            <text:p>512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364" calcext:value-type="float">
            <text:p>5364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463" calcext:value-type="float">
            <text:p>546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224" calcext:value-type="float">
            <text:p>52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463" calcext:value-type="float">
            <text:p>5463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593" calcext:value-type="float">
            <text:p>559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346" calcext:value-type="float">
            <text:p>534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593" calcext:value-type="float">
            <text:p>5593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666" calcext:value-type="float">
            <text:p>566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416" calcext:value-type="float">
            <text:p>541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666" calcext:value-type="float">
            <text:p>5666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791" calcext:value-type="float">
            <text:p>579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548" calcext:value-type="float">
            <text:p>554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791" calcext:value-type="float">
            <text:p>5791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906" calcext:value-type="float">
            <text:p>5906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648" calcext:value-type="float">
            <text:p>564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906" calcext:value-type="float">
            <text:p>5906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6053" calcext:value-type="float">
            <text:p>60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5787" calcext:value-type="float">
            <text:p>578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6053" calcext:value-type="float">
            <text:p>6053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073" calcext:value-type="float">
            <text:p>60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810" calcext:value-type="float">
            <text:p>581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6073" calcext:value-type="float">
            <text:p>6073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6206" calcext:value-type="float">
            <text:p>620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5951" calcext:value-type="float">
            <text:p>595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6206" calcext:value-type="float">
            <text:p>6206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335" calcext:value-type="float">
            <text:p>633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065" calcext:value-type="float">
            <text:p>606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335" calcext:value-type="float">
            <text:p>6335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473" calcext:value-type="float">
            <text:p>647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196" calcext:value-type="float">
            <text:p>619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473" calcext:value-type="float">
            <text:p>6473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552" calcext:value-type="float">
            <text:p>655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276" calcext:value-type="float">
            <text:p>627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552" calcext:value-type="float">
            <text:p>655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711" calcext:value-type="float">
            <text:p>671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424" calcext:value-type="float">
            <text:p>642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711" calcext:value-type="float">
            <text:p>6711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lue line is UNO plot</text:p>
          </table:table-cell>
          <table:table-cell/>
          <table:table-cell office:value-type="string" calcext:value-type="string">
            <text:p>Red line is watch crystal plo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17:31:21.858000000</meta:creation-date>
    <dc:date>2021-12-29T17:49:26.842000000</dc:date>
    <meta:editing-duration>PT18M9S</meta:editing-duration>
    <meta:editing-cycles>4</meta:editing-cycles>
    <meta:generator>LibreOffice/6.2.8.2$Windows_X86_64 LibreOffice_project/f82ddfca21ebc1e222a662a32b25c0c9d20169ee</meta:generator>
    <meta:document-statistic meta:table-count="1" meta:cell-count="20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23cm" svg:height="9cm" xlink:href=".." xlink:type="simple" chart:class="chart:scatter" chart:style-name="ch1">
        <chart:plot-area chart:style-name="ch2" table:cell-range-address="Sheet1.B5:Sheet1.C235 Sheet1.H5:Sheet1.H235" svg:x="0.47cm" svg:y="0.18cm" svg:width="22.583cm" svg:height="8.64cm">
          <chartooo:coordinate-region svg:x="1.568cm" svg:y="0.379cm" svg:width="21.206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:Sheet1.C235" chart:class="chart:scatter">
            <chart:domain table:cell-range-address="Sheet1.B5:Sheet1.B235"/>
            <chart:data-point chart:repeated="231"/>
          </chart:series>
          <chart:series chart:style-name="ch6" chart:values-cell-range-address="Sheet1.H5:Sheet1.H235" chart:class="chart:scatter">
            <chart:data-point chart:repeated="2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5:Sheet1.B235</svg:desc>
                </draw:g>
              </table:table-cell>
              <table:table-cell office:value-type="float" office:value="-2795">
                <text:p>-2795</text:p>
                <draw:g>
                  <svg:desc>Sheet1.C5:Sheet1.C235</svg:desc>
                </draw:g>
              </table:table-cell>
              <table:table-cell office:value-type="float" office:value="-2654">
                <text:p>-2654</text:p>
                <draw:g>
                  <svg:desc>Sheet1.H5:Sheet1.H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781">
                <text:p>-2781</text:p>
              </table:table-cell>
              <table:table-cell office:value-type="float" office:value="-2646">
                <text:p>-2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754">
                <text:p>-2754</text:p>
              </table:table-cell>
              <table:table-cell office:value-type="float" office:value="-2617">
                <text:p>-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723">
                <text:p>-2723</text:p>
              </table:table-cell>
              <table:table-cell office:value-type="float" office:value="-2591">
                <text:p>-2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690">
                <text:p>-2690</text:p>
              </table:table-cell>
              <table:table-cell office:value-type="float" office:value="-2561">
                <text:p>-2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675">
                <text:p>-2675</text:p>
              </table:table-cell>
              <table:table-cell office:value-type="float" office:value="-2545">
                <text:p>-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648">
                <text:p>-2648</text:p>
              </table:table-cell>
              <table:table-cell office:value-type="float" office:value="-2512">
                <text:p>-2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613">
                <text:p>-2613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578">
                <text:p>-2578</text:p>
              </table:table-cell>
              <table:table-cell office:value-type="float" office:value="-2460">
                <text:p>-2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579">
                <text:p>-2579</text:p>
              </table:table-cell>
              <table:table-cell office:value-type="float" office:value="-2462">
                <text:p>-2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547">
                <text:p>-2547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517">
                <text:p>-2517</text:p>
              </table:table-cell>
              <table:table-cell office:value-type="float" office:value="-2397">
                <text:p>-2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485">
                <text:p>-2485</text:p>
              </table:table-cell>
              <table:table-cell office:value-type="float" office:value="-2364">
                <text:p>-2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467">
                <text:p>-2467</text:p>
              </table:table-cell>
              <table:table-cell office:value-type="float" office:value="-2346">
                <text:p>-2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430">
                <text:p>-2430</text:p>
              </table:table-cell>
              <table:table-cell office:value-type="float" office:value="-2310">
                <text:p>-2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399">
                <text:p>-2399</text:p>
              </table:table-cell>
              <table:table-cell office:value-type="float" office:value="-2283">
                <text:p>-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364">
                <text:p>-2364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345">
                <text:p>-2345</text:p>
              </table:table-cell>
              <table:table-cell office:value-type="float" office:value="-2228">
                <text:p>-2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305">
                <text:p>-2305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276">
                <text:p>-2276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239">
                <text:p>-2239</text:p>
              </table:table-cell>
              <table:table-cell office:value-type="float" office:value="-2129">
                <text:p>-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224">
                <text:p>-2224</text:p>
              </table:table-cell>
              <table:table-cell office:value-type="float" office:value="-2109">
                <text:p>-2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186">
                <text:p>-2186</text:p>
              </table:table-cell>
              <table:table-cell office:value-type="float" office:value="-2073">
                <text:p>-2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155">
                <text:p>-2155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110">
                <text:p>-2110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115">
                <text:p>-2115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074">
                <text:p>-2074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042">
                <text:p>-2042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999">
                <text:p>-1999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974">
                <text:p>-1974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928">
                <text:p>-1928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894">
                <text:p>-1894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853">
                <text:p>-185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837">
                <text:p>-183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795">
                <text:p>-179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749">
                <text:p>-17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711">
                <text:p>-171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687">
                <text:p>-168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638">
                <text:p>-1638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606">
                <text:p>-1606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559">
                <text:p>-155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555">
                <text:p>-155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510">
                <text:p>-1510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467">
                <text:p>-1467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418">
                <text:p>-1418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96">
                <text:p>-139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347">
                <text:p>-1347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309">
                <text:p>-1309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260">
                <text:p>-1260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231">
                <text:p>-1231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173">
                <text:p>-1173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138">
                <text:p>-1138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082">
                <text:p>-1082</text:p>
              </table:table-cell>
              <table:table-cell office:value-type="float" office:value="-1023">
                <text:p>-10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056">
                <text:p>-105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001">
                <text:p>-1001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950">
                <text:p>-950</text:p>
              </table:table-cell>
              <table:table-cell office:value-type="float" office:value="-903">
                <text:p>-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93">
                <text:p>-893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896">
                <text:p>-896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838">
                <text:p>-838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93">
                <text:p>-793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732">
                <text:p>-732</text:p>
              </table:table-cell>
              <table:table-cell office:value-type="float" office:value="-695">
                <text:p>-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701">
                <text:p>-701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44">
                <text:p>-644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87">
                <text:p>-587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526">
                <text:p>-526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502">
                <text:p>-502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440">
                <text:p>-440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84">
                <text:p>-3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320">
                <text:p>-32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85">
                <text:p>-285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21">
                <text:p>-22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63">
                <text:p>-163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91">
                <text:p>-9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99">
                <text:p>-9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26">
                <text:p>-2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283">
                <text:p>28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47">
                <text:p>3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374">
                <text:p>37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59">
                <text:p>4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608">
                <text:p>60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53">
                <text:p>65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32">
                <text:p>73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798">
                <text:p>79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88">
                <text:p>88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77">
                <text:p>87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8">
                <text:p>97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4">
                <text:p>104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34">
                <text:p>113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91">
                <text:p>119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80">
                <text:p>128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55">
                <text:p>135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55">
                <text:p>145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80">
                <text:p>148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85">
                <text:p>158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68">
                <text:p>166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64">
                <text:p>1764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18">
                <text:p>1818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27">
                <text:p>192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06">
                <text:p>200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28">
                <text:p>212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20">
                <text:p>212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6">
                <text:p>2236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27">
                <text:p>2327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41">
                <text:p>2441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514">
                <text:p>251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643">
                <text:p>2643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737">
                <text:p>273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862">
                <text:p>2862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68">
                <text:p>-568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523">
                <text:p>-523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94">
                <text:p>-494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455">
                <text:p>-455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431">
                <text:p>-431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90">
                <text:p>-390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354">
                <text:p>-354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309">
                <text:p>-309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316">
                <text:p>-316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68">
                <text:p>-268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33">
                <text:p>-233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86">
                <text:p>-18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69">
                <text:p>-169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2">
                <text:p>-12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84">
                <text:p>-8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37">
                <text:p>-3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23">
                <text:p>3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58">
                <text:p>35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34">
                <text:p>43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487">
                <text:p>48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592">
                <text:p>59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13">
                <text:p>61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67">
                <text:p>66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06">
                <text:p>70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56">
                <text:p>75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92">
                <text:p>79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894">
                <text:p>8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51">
                <text:p>95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47">
                <text:p>94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14">
                <text:p>101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60">
                <text:p>106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22">
                <text:p>112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48">
                <text:p>114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213">
                <text:p>121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62">
                <text:p>126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24">
                <text:p>132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39">
                <text:p>13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404">
                <text:p>1404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60">
                <text:p>146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23">
                <text:p>152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57">
                <text:p>155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28">
                <text:p>162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80">
                <text:p>168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50">
                <text:p>175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41">
                <text:p>174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814">
                <text:p>1814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67">
                <text:p>186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51">
                <text:p>1951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81">
                <text:p>198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60">
                <text:p>206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120">
                <text:p>212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91">
                <text:p>219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220">
                <text:p>222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83">
                <text:p>228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348">
                <text:p>2348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431">
                <text:p>2431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69">
                <text:p>2469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548">
                <text:p>2548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616">
                <text:p>2616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92">
                <text:p>269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87">
                <text:p>268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76">
                <text:p>2776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840">
                <text:p>284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931">
                <text:p>293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983">
                <text:p>2983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064">
                <text:p>306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141">
                <text:p>3141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234">
                <text:p>323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252">
                <text:p>3252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352">
                <text:p>335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423">
                <text:p>342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515">
                <text:p>3515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572">
                <text:p>357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669">
                <text:p>3669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735">
                <text:p>373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834">
                <text:p>3834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841">
                <text:p>384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934">
                <text:p>3934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024">
                <text:p>4024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121">
                <text:p>412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169">
                <text:p>416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278">
                <text:p>4278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386">
                <text:p>4386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487">
                <text:p>448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507">
                <text:p>4507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614">
                <text:p>4614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708">
                <text:p>470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823">
                <text:p>4823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884">
                <text:p>4884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019">
                <text:p>5019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117">
                <text:p>5117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236">
                <text:p>523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240">
                <text:p>5240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364">
                <text:p>5364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463">
                <text:p>5463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593">
                <text:p>5593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66">
                <text:p>5666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791">
                <text:p>5791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6">
                <text:p>590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53">
                <text:p>6053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73">
                <text:p>6073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6206">
                <text:p>6206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335">
                <text:p>6335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473">
                <text:p>6473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552">
                <text:p>655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711">
                <text:p>6711</text:p>
              </table:table-cell>
              <table:table-cell office:value-type="float" office:value="6424">
                <text:p>6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6cm" svg:height="9cm" xlink:href=".." xlink:type="simple" chart:class="chart:scatter" chart:style-name="ch1">
        <chart:legend chart:legend-position="end" svg:x="20.555cm" svg:y="3.952cm" style:legend-expansion="high" chart:style-name="ch2"/>
        <chart:plot-area chart:style-name="ch3" table:cell-range-address="Sheet1.L5:Sheet1.N235" svg:x="0.469cm" svg:y="0.18cm" svg:width="19.617cm" svg:height="8.64cm">
          <chartooo:coordinate-region svg:x="1.567cm" svg:y="0.379cm" svg:width="18.2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235" chart:class="chart:scatter">
            <chart:domain table:cell-range-address="Sheet1.L5:Sheet1.L235"/>
            <chart:data-point chart:repeated="231"/>
          </chart:series>
          <chart:series chart:style-name="ch7" chart:values-cell-range-address="Sheet1.N5:Sheet1.N235" chart:class="chart:scatter"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L5:Sheet1.L235</svg:desc>
                </draw:g>
              </table:table-cell>
              <table:table-cell office:value-type="float" office:value="-2795">
                <text:p>-2795</text:p>
                <draw:g>
                  <svg:desc>Sheet1.M5:Sheet1.M235</svg:desc>
                </draw:g>
              </table:table-cell>
              <table:table-cell office:value-type="float" office:value="-2654">
                <text:p>-2654</text:p>
                <draw:g>
                  <svg:desc>Sheet1.N5:Sheet1.N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781">
                <text:p>-2781</text:p>
              </table:table-cell>
              <table:table-cell office:value-type="float" office:value="-2646">
                <text:p>-2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754">
                <text:p>-2754</text:p>
              </table:table-cell>
              <table:table-cell office:value-type="float" office:value="-2617">
                <text:p>-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723">
                <text:p>-2723</text:p>
              </table:table-cell>
              <table:table-cell office:value-type="float" office:value="-2591">
                <text:p>-2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690">
                <text:p>-2690</text:p>
              </table:table-cell>
              <table:table-cell office:value-type="float" office:value="-2561">
                <text:p>-2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675">
                <text:p>-2675</text:p>
              </table:table-cell>
              <table:table-cell office:value-type="float" office:value="-2545">
                <text:p>-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648">
                <text:p>-2648</text:p>
              </table:table-cell>
              <table:table-cell office:value-type="float" office:value="-2512">
                <text:p>-2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613">
                <text:p>-2613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578">
                <text:p>-2578</text:p>
              </table:table-cell>
              <table:table-cell office:value-type="float" office:value="-2460">
                <text:p>-2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579">
                <text:p>-2579</text:p>
              </table:table-cell>
              <table:table-cell office:value-type="float" office:value="-2462">
                <text:p>-2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547">
                <text:p>-2547</text:p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517">
                <text:p>-2517</text:p>
              </table:table-cell>
              <table:table-cell office:value-type="float" office:value="-2397">
                <text:p>-2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485">
                <text:p>-2485</text:p>
              </table:table-cell>
              <table:table-cell office:value-type="float" office:value="-2364">
                <text:p>-2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467">
                <text:p>-2467</text:p>
              </table:table-cell>
              <table:table-cell office:value-type="float" office:value="-2346">
                <text:p>-2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430">
                <text:p>-2430</text:p>
              </table:table-cell>
              <table:table-cell office:value-type="float" office:value="-2310">
                <text:p>-2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399">
                <text:p>-2399</text:p>
              </table:table-cell>
              <table:table-cell office:value-type="float" office:value="-2283">
                <text:p>-2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364">
                <text:p>-2364</text:p>
              </table:table-cell>
              <table:table-cell office:value-type="float" office:value="-2246">
                <text:p>-2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345">
                <text:p>-2345</text:p>
              </table:table-cell>
              <table:table-cell office:value-type="float" office:value="-2228">
                <text:p>-2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305">
                <text:p>-2305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276">
                <text:p>-2276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239">
                <text:p>-2239</text:p>
              </table:table-cell>
              <table:table-cell office:value-type="float" office:value="-2129">
                <text:p>-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224">
                <text:p>-2224</text:p>
              </table:table-cell>
              <table:table-cell office:value-type="float" office:value="-2109">
                <text:p>-2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186">
                <text:p>-2186</text:p>
              </table:table-cell>
              <table:table-cell office:value-type="float" office:value="-2073">
                <text:p>-2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155">
                <text:p>-2155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110">
                <text:p>-2110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115">
                <text:p>-2115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074">
                <text:p>-2074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042">
                <text:p>-2042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999">
                <text:p>-1999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974">
                <text:p>-1974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928">
                <text:p>-1928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894">
                <text:p>-1894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853">
                <text:p>-185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837">
                <text:p>-183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795">
                <text:p>-179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749">
                <text:p>-17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711">
                <text:p>-171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687">
                <text:p>-168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638">
                <text:p>-1638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606">
                <text:p>-1606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559">
                <text:p>-155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555">
                <text:p>-155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510">
                <text:p>-1510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467">
                <text:p>-1467</text:p>
              </table:table-cell>
              <table:table-cell office:value-type="float" office:value="-1403">
                <text:p>-1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418">
                <text:p>-1418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96">
                <text:p>-139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347">
                <text:p>-1347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309">
                <text:p>-1309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260">
                <text:p>-1260</text:p>
              </table:table-cell>
              <table:table-cell office:value-type="float" office:value="-1188">
                <text:p>-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231">
                <text:p>-1231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173">
                <text:p>-1173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138">
                <text:p>-1138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082">
                <text:p>-1082</text:p>
              </table:table-cell>
              <table:table-cell office:value-type="float" office:value="-1023">
                <text:p>-10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056">
                <text:p>-105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001">
                <text:p>-1001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950">
                <text:p>-950</text:p>
              </table:table-cell>
              <table:table-cell office:value-type="float" office:value="-903">
                <text:p>-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93">
                <text:p>-893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896">
                <text:p>-896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838">
                <text:p>-838</text:p>
              </table:table-cell>
              <table:table-cell office:value-type="float" office:value="-799">
                <text:p>-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93">
                <text:p>-793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732">
                <text:p>-732</text:p>
              </table:table-cell>
              <table:table-cell office:value-type="float" office:value="-695">
                <text:p>-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701">
                <text:p>-701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644">
                <text:p>-644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87">
                <text:p>-587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526">
                <text:p>-526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502">
                <text:p>-502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440">
                <text:p>-440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84">
                <text:p>-3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320">
                <text:p>-32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85">
                <text:p>-285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21">
                <text:p>-22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63">
                <text:p>-163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91">
                <text:p>-9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99">
                <text:p>-9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26">
                <text:p>-2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283">
                <text:p>28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47">
                <text:p>3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374">
                <text:p>37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59">
                <text:p>4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608">
                <text:p>60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53">
                <text:p>65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32">
                <text:p>73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798">
                <text:p>79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88">
                <text:p>88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77">
                <text:p>87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8">
                <text:p>97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4">
                <text:p>104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34">
                <text:p>113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91">
                <text:p>119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80">
                <text:p>128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55">
                <text:p>135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55">
                <text:p>145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80">
                <text:p>148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85">
                <text:p>158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68">
                <text:p>1668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64">
                <text:p>1764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18">
                <text:p>1818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27">
                <text:p>192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06">
                <text:p>200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28">
                <text:p>212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20">
                <text:p>212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6">
                <text:p>2236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27">
                <text:p>2327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41">
                <text:p>2441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514">
                <text:p>251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643">
                <text:p>2643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737">
                <text:p>273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862">
                <text:p>2862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68">
                <text:p>-568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523">
                <text:p>-523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94">
                <text:p>-494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455">
                <text:p>-455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431">
                <text:p>-431</text:p>
              </table:table-cell>
              <table:table-cell office:value-type="float" office:value="-403">
                <text:p>-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90">
                <text:p>-390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354">
                <text:p>-354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309">
                <text:p>-309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316">
                <text:p>-316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68">
                <text:p>-268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33">
                <text:p>-233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86">
                <text:p>-18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69">
                <text:p>-169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2">
                <text:p>-12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84">
                <text:p>-8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37">
                <text:p>-3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23">
                <text:p>3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58">
                <text:p>35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34">
                <text:p>43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487">
                <text:p>48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30">
                <text:p>53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592">
                <text:p>59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13">
                <text:p>61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67">
                <text:p>66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06">
                <text:p>70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56">
                <text:p>75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92">
                <text:p>79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42">
                <text:p>84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894">
                <text:p>8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51">
                <text:p>95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47">
                <text:p>94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14">
                <text:p>101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60">
                <text:p>106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22">
                <text:p>112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48">
                <text:p>114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213">
                <text:p>121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62">
                <text:p>126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24">
                <text:p>132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39">
                <text:p>133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404">
                <text:p>1404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60">
                <text:p>146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23">
                <text:p>152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57">
                <text:p>155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28">
                <text:p>162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80">
                <text:p>168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50">
                <text:p>175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41">
                <text:p>174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814">
                <text:p>1814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67">
                <text:p>186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51">
                <text:p>1951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81">
                <text:p>198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60">
                <text:p>206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120">
                <text:p>212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91">
                <text:p>219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220">
                <text:p>222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83">
                <text:p>228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348">
                <text:p>2348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431">
                <text:p>2431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69">
                <text:p>2469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548">
                <text:p>2548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616">
                <text:p>2616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92">
                <text:p>269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87">
                <text:p>268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76">
                <text:p>2776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840">
                <text:p>284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931">
                <text:p>2931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983">
                <text:p>2983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064">
                <text:p>306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141">
                <text:p>3141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234">
                <text:p>323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252">
                <text:p>3252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352">
                <text:p>335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423">
                <text:p>342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515">
                <text:p>3515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572">
                <text:p>357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669">
                <text:p>3669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735">
                <text:p>373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834">
                <text:p>3834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841">
                <text:p>384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934">
                <text:p>3934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024">
                <text:p>4024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121">
                <text:p>412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169">
                <text:p>416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278">
                <text:p>4278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386">
                <text:p>4386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487">
                <text:p>448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507">
                <text:p>4507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614">
                <text:p>4614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708">
                <text:p>470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823">
                <text:p>4823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884">
                <text:p>4884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019">
                <text:p>5019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117">
                <text:p>5117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236">
                <text:p>523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240">
                <text:p>5240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364">
                <text:p>5364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463">
                <text:p>5463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593">
                <text:p>5593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66">
                <text:p>5666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791">
                <text:p>5791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6">
                <text:p>5906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53">
                <text:p>6053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73">
                <text:p>6073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6206">
                <text:p>6206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335">
                <text:p>6335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473">
                <text:p>6473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552">
                <text:p>655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711">
                <text:p>6711</text:p>
              </table:table-cell>
              <table:table-cell office:value-type="float" office:value="6424">
                <text:p>6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